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background-color="#ffe599"/>
    </style:style>
    <style:style style:name="P3" style:family="paragraph" style:parent-style-name="Heading_20_2">
      <style:paragraph-properties fo:margin-top="0.25in" fo:margin-bottom="0.0835in" loext:contextual-spacing="false"/>
    </style:style>
    <style:style style:name="P4" style:family="paragraph" style:parent-style-name="Heading_20_1" style:master-page-name="Standard">
      <style:paragraph-properties fo:margin-top="0.278in" fo:margin-bottom="0.0835in" loext:contextual-spacing="false" style:page-number="1"/>
    </style:style>
    <style:style style:name="P5" style:family="paragraph" style:parent-style-name="Heading_20_3">
      <style:paragraph-properties fo:margin-top="0.222in" fo:margin-bottom="0.0555in" loext:contextual-spacing="false"/>
    </style:style>
    <style:style style:name="T1" style:family="text">
      <style:text-properties fo:font-weight="bold" style:font-weight-asian="bold"/>
    </style:style>
    <style:style style:name="T2" style:family="text">
      <style:text-properties fo:font-weight="bold" style:font-weight-asian="bold" fo:background-color="#ffff00"/>
    </style:style>
    <style:style style:name="T3" style:family="text">
      <style:text-properties fo:font-weight="bold" fo:background-color="#ffe599" loext:char-shading-value="0" style:font-weight-asian="bold"/>
    </style:style>
    <style:style style:name="T4" style:family="text">
      <style:text-properties fo:background-color="#ffe599"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wvlqek1852qv"/>ReDI: Introduction to HTML&amp;CSS</text:p>
      <text:p text:style-name="P5"><text:bookmark text:name="_382k1l1exp8r"/><text:span text:style-name="T1">Draft: Fall 2018 curriculum</text:span></text:p>
      <text:p text:style-name="P1"/>
      <text:p text:style-name="P1"><text:span text:style-name="T3">Flaco: </text:span><text:span text:style-name="T4">We can divide (at least to start) the content in lessons and/or subjects. Some might last half hour, some a few days. Once we get deeper, we will know how long they might need and we could create a calendar. </text:span></text:p>
      <text:p text:style-name="P2"/>
      <text:p text:style-name="P1"><text:span text:style-name="T4">This document is here so we can decide who wants to prepare the different content blocks for the classes (theory, slides, exercises). We can all work together in this but we need “Owners” for each lesson. The Owner will prepare most or all of the lesson and then we all make comments and try to make a coherent and streamlined curriculum for the students. Of course you’re welcome to propose a better method for this in case i’m not making much sense. </text:span></text:p>
      <text:p text:style-name="P2"/>
      <text:p text:style-name="P1"><text:span text:style-name="T4">I marked a few already but if any of you want to change, just say it and we’ll change.</text:span></text:p>
      <text:p text:style-name="P2"/>
      <text:p text:style-name="P1"/>
      <text:p text:style-name="P1"><text:span text:style-name="T1">Teacher’s Intro</text:span></text:p>
      <text:p text:style-name="P1">Intro about all teachers. Different paths, professions, experiences, views on HTML and CSS.</text:p>
      <text:p text:style-name="P1">What is a website? Internet quick history (slides, 10 minutes)</text:p>
      <text:p text:style-name="P1"/>
      <text:p text:style-name="P1"><text:span text:style-name="T1">Website analysis </text:span><text:span text:style-name="T2">Owner: Flaco</text:span></text:p>
      <text:p text:style-name="P1">Anatomy of a website and naming conventions (slides of the most popular websites: Google, YouTube, Facebook, Spotify, Amazon, Netflix, Samsung, BBC - 5 minutes)</text:p>
      <text:p text:style-name="P1">Highlight of the common elements of websites: UL, P, IMG, Carousels, TABLE etc (slides, 15 minutes)</text:p>
      <text:p text:style-name="P1">Different goals, different layouts (slides, 20 minutes)</text:p>
      <text:p text:style-name="P1">Paper prototyping: quickly sketch a given website (dw.de, youtube.com, bbc.com etc - 20 minutes)</text:p>
      <text:p text:style-name="P1"/>
      <text:p text:style-name="P1"><text:soft-page-break/><text:span text:style-name="T1">Which website do you want to build? </text:span><text:span text:style-name="T2">Owner: Flaco</text:span></text:p>
      <text:p text:style-name="P1">What kind of website would you want to build? (we give some options and examples that include a top navigation, sidebar with links, content with text and images)</text:p>
      <text:p text:style-name="P1">Paper prototyping: sketch your website: content &gt; layout &gt; modules</text:p>
      <text:p text:style-name="P1"/>
      <text:p text:style-name="P1"><text:span text:style-name="T1">Intro to HTML (Part 1) </text:span><text:span text:style-name="T2">Owner: Flaco</text:span></text:p>
      <text:p text:style-name="P1">HTML &gt; document structure (head, body)</text:p>
      <text:p text:style-name="P1">HTML &gt; common elements: h1-h6, p (exercises)</text:p>
      <text:p text:style-name="P1">Based on</text:p>
      <text:p text:style-name="P1">Udacity Intro to HTML and CSS | HTML Syntax &gt; HTML Structure Part 1</text:p>
      <text:p text:style-name="P1">Udacity | HTML Syntax &gt; HTML Structure Part 2</text:p>
      <text:p text:style-name="P1">https://www.w3schools.com/html/html_intro.asp</text:p>
      <text:p text:style-name="P1">https://www.w3schools.com/html/html_basic.asp</text:p>
      <text:p text:style-name="P1">https://www.w3schools.com/html/html_elements.asp</text:p>
      <text:p text:style-name="P1">https://www.w3schools.com/html/html_headings.asp</text:p>
      <text:p text:style-name="P1">https://www.w3schools.com/html/html_paragraphs.asp</text:p>
      <text:p text:style-name="P1"/>
      <text:p text:style-name="P1">Examples: a simple page about Museums in Berlin (or a recipe)</text:p>
      <text:p text:style-name="P1">H1 &gt; Museums in Berlin</text:p>
      <text:p text:style-name="P1">H2 &gt; Pergamon</text:p>
      <text:p text:style-name="P1">P &gt; Two lines about Pergamon.</text:p>
      <text:p text:style-name="P1">H2 &gt; Neues Museum</text:p>
      <text:p text:style-name="P1"><text:soft-page-break/>P &gt; Two lines about Neues Museum.</text:p>
      <text:p text:style-name="P1">(later we add UL with main collections and OL with most visited art)</text:p>
      <text:p text:style-name="P1"/>
      <text:p text:style-name="P1">Exercise: a simple page about tourist attractions in Berlin</text:p>
      <text:p text:style-name="P1">H1, H2, P, H2, P…</text:p>
      <text:p text:style-name="P1"/>
      <text:p text:style-name="P1"><text:span text:style-name="T1">Editors and Structure</text:span></text:p>
      <text:p text:style-name="P1">Editors and project structure. How to organize folder structure.</text:p>
      <text:p text:style-name="P1">HTML &gt; element rules (nested, most tags needs closing)</text:p>
      <text:p text:style-name="P1">HTML &gt; more elements: img, UL, OL (exercises)</text:p>
      <text:p text:style-name="P1">Based on</text:p>
      <text:p text:style-name="P1">https://www.w3schools.com/html/html_elements.asp</text:p>
      <text:p text:style-name="P1">Udacity | Make a list</text:p>
      <text:p text:style-name="P1">Udacity | Add an Image</text:p>
      <text:p text:style-name="P1"/>
      <text:p text:style-name="P1">Example: we add images and items to the museum page</text:p>
      <text:p text:style-name="P1">Exercise: they add images and items to the tourism page</text:p>
      <text:p text:style-name="P1"/>
      <text:p text:style-name="P1"/>
      <text:p text:style-name="P1"><text:span text:style-name="T1">HTML Part 2 </text:span><text:span text:style-name="T2">Owner: Harrold</text:span></text:p>
      <text:p text:style-name="P1">HTML &gt; more elements: div, links, forms (exercises)</text:p>
      <text:p text:style-name="P1"><text:soft-page-break/>Based on</text:p>
      <text:p text:style-name="P1">https://www.w3schools.com/html/html_attributes.asp</text:p>
      <text:p text:style-name="P1">https://www.w3schools.com/html/html_links.asp</text:p>
      <text:p text:style-name="P1">https://www.w3schools.com/html/html_forms.asp</text:p>
      <text:p text:style-name="P1">Udacity | Constructing Links</text:p>
      <text:p text:style-name="P1"/>
      <text:p text:style-name="P1"/>
      <text:p text:style-name="P1">Example: we group content groups with DIVs and add links to external pages.</text:p>
      <text:p text:style-name="P1">Exercise: we ask them to do the same.</text:p>
      <text:p text:style-name="P1"/>
      <text:p text:style-name="P1"/>
      <text:p text:style-name="P1"><text:span text:style-name="T1">Intro to CSS (Part 1) </text:span><text:span text:style-name="T2">Owner: Flaco</text:span></text:p>
      <text:p text:style-name="P1">CSS &gt; intro, Syntax, Selectors</text:p>
      <text:p text:style-name="P1">CSS &gt; common use (font styling, background, colors, border, padding, margin etc).</text:p>
      <text:p text:style-name="P1">Example: We do some basic styling on the Museums page: background color, font size and color, padding, border.</text:p>
      <text:p text:style-name="P1">Exercise: we ask them to do the same. We give them a cheatsheet with the basic styles they can use, depending on the elements</text:p>
      <text:p text:style-name="P1">Exercise on paper &gt; combine HTML + CSS (good to do it on the following class, to refresh)</text:p>
      <text:p text:style-name="P1"/>
      <text:p text:style-name="P1">Based on:</text:p>
      <text:p text:style-name="P1">https://www.w3schools.com/css/css_intro.asp</text:p>
      <text:p text:style-name="P1">https://www.w3schools.com/css/css_syntax.asp</text:p>
      <text:p text:style-name="P1"><text:soft-page-break/>https://www.w3schools.com/css/css_colors.asp</text:p>
      <text:p text:style-name="P1">https://www.w3schools.com/css/css_background.asp</text:p>
      <text:p text:style-name="P1">https://www.w3schools.com/css/css_border.asp</text:p>
      <text:p text:style-name="P1">https://www.w3schools.com/css/css_margin.asp</text:p>
      <text:p text:style-name="P1">https://www.w3schools.com/css/css_padding.asp</text:p>
      <text:p text:style-name="P1">Udacity | CSS Syntax Section</text:p>
      <text:p text:style-name="P1"/>
      <text:p text:style-name="P1"/>
      <text:p text:style-name="P1"><text:span text:style-name="T1">HTML Part 3</text:span></text:p>
      <text:p text:style-name="P1">HTML &gt; Table. What is, what do you use it for.</text:p>
      <text:p text:style-name="P1">Examples &gt; Tennis scoreboard, weather widget, bundesliga</text:p>
      <text:p text:style-name="P1">Exercise &gt; Code a table: countries and their capitals (two columns, few rows, table headings)</text:p>
      <text:p text:style-name="P1">CSS &gt; How to style a table</text:p>
      <text:p text:style-name="P1">Exercise &gt; style the table</text:p>
      <text:p text:style-name="P1">HTML &gt; Tree structure. What it is, why is important.</text:p>
      <text:p text:style-name="P1"/>
      <text:p text:style-name="P1">Based on</text:p>
      <text:p text:style-name="P1">https://www.w3schools.com/html/html_tables.asp</text:p>
      <text:p text:style-name="P1"/>
      <text:p text:style-name="P1"/>
      <text:p text:style-name="P1"><text:span text:style-name="T1">CSS Part 2 </text:span><text:span text:style-name="T2">Owner: Harrold</text:span></text:p>
      <text:p text:style-name="P1"><text:soft-page-break/>CSS &gt; IDs and Classes. Best practices</text:p>
      <text:p text:style-name="P1">CSS &gt; Examples of cascading. Best practices</text:p>
      <text:p text:style-name="P1">CSS &gt; Nested selectors. Specificity.</text:p>
      <text:p text:style-name="P1">Exercise on paper &gt; Specificity</text:p>
      <text:p text:style-name="P1">Exercise &gt; add ids and classes to their page</text:p>
      <text:p text:style-name="P1">Exercise &gt; Apply styles with those ids and classes</text:p>
      <text:p text:style-name="P1">Exercise &gt; Recognize the different styling elements from a given module (for example, how was this navigation styled)</text:p>
      <text:p text:style-name="P1"/>
      <text:p text:style-name="P1">Based on</text:p>
      <text:p text:style-name="P1">https://www.w3schools.com/html/html_filepaths.asp</text:p>
      <text:p text:style-name="P1">https://www.w3schools.com/css/css_specificity.asp</text:p>
      <text:p text:style-name="P1">Udacity | HTML Syntax &gt; Trees</text:p>
      <text:p text:style-name="P1">Udacity | Tree to HTML</text:p>
      <text:p text:style-name="P1">https://flukeout.github.io/</text:p>
      <text:p text:style-name="P1"/>
      <text:p text:style-name="P1"/>
      <text:p text:style-name="P1"><text:span text:style-name="T1">CSS Part 3</text:span></text:p>
      <text:p text:style-name="P1">CSS &gt; Pseudo selectors intro (hover, nth-child)</text:p>
      <text:p text:style-name="P1">Example / Exercise &gt; style a navigation with hover</text:p>
      <text:p text:style-name="P1">Example / Exercise &gt; style a table with nth-child</text:p>
      <text:p text:style-name="P1">CSS &gt; Web fonts. Best practices</text:p>
      <text:p text:style-name="P1"><text:soft-page-break/>CSS &gt; Fontawesome</text:p>
      <text:p text:style-name="P1">Example / Exercise &gt; One font family for H1-3, another font for the rest of the website</text:p>
      <text:p text:style-name="P1">Example / Exercise &gt; Replace links for Social Media Icons. Add Icons to the navigation</text:p>
      <text:p text:style-name="P1"/>
      <text:p text:style-name="P1"/>
      <text:p text:style-name="P1">Based on</text:p>
      <text:p text:style-name="P1">https://www.w3schools.com/css/css_pseudo_classes.asp</text:p>
      <text:p text:style-name="P1">https://www.w3schools.com/css/css_pseudo_elements.asp</text:p>
      <text:p text:style-name="P1">https://www.w3schools.com/css/css_font.asp</text:p>
      <text:p text:style-name="P1">https://fonts.google.com</text:p>
      <text:p text:style-name="P1">https://fontawesome.com</text:p>
      <text:p text:style-name="P1"/>
      <text:p text:style-name="P1"/>
      <text:p text:style-name="P1"><text:span text:style-name="T1">Responsive Web Design </text:span><text:span text:style-name="T2">Owner: Flaco</text:span></text:p>
      <text:p text:style-name="P1">HTML &gt; structure tags (header, footer, article)</text:p>
      <text:p text:style-name="P1">HTML &gt; Document flow</text:p>
      <text:p text:style-name="P1">CSS &gt; Media queries. Responsiveness.</text:p>
      <text:p text:style-name="P1">CSS &gt; layout: Grid</text:p>
      <text:p text:style-name="P1">CSS &gt; layout: Flexbox</text:p>
      <text:p text:style-name="P1">CSS &gt; Analysis of the given layouts</text:p>
      <text:p text:style-name="P1"/>
      <text:p text:style-name="P1"><text:soft-page-break/>Example / Exercise &gt; Replace some of the DIVs for header, footer, article etc.</text:p>
      <text:p text:style-name="P1">Example RWD &gt; background color change and font size. Minor layout change (stack columns etc)</text:p>
      <text:p text:style-name="P1">Exercise &gt; Stack columns and other basic styling based on their sites</text:p>
      <text:p text:style-name="P1"/>
      <text:p text:style-name="P1">Based on:</text:p>
      <text:p text:style-name="P1">https://www.w3schools.com/html/html5_new_elements.asp</text:p>
      <text:p text:style-name="P1">https://www.w3schools.com/html/html5_semantic_elements.asp</text:p>
      <text:p text:style-name="P1">https://www.w3schools.com/css/css3_mediaqueries.asp</text:p>
      <text:p text:style-name="P1">https://www.w3schools.com/css/css3_mediaqueries_ex.asp</text:p>
      <text:p text:style-name="P1">https://www.w3schools.com/css/css_grid.asp</text:p>
      <text:p text:style-name="P1">https://www.w3schools.com/css/css3_flexbox.asp</text:p>
      <text:p text:style-name="P1"/>
      <text:p text:style-name="P1"/>
      <text:p text:style-name="P1"><text:span text:style-name="T1">Advanced Exercise</text:span></text:p>
      <text:p text:style-name="P1">CSS &gt; Style HTML from a page source</text:p>
      <text:p text:style-name="P1">Example / Exercise &gt; We copy and paste HTML from a given page and ask them to apply styles to it</text:p>
      <text:p text:style-name="P1"/>
      <text:p text:style-name="P1"><text:span text:style-name="T1">More things we can introduce</text:span></text:p>
      <text:p text:style-name="P1"/>
      <text:p text:style-name="P1">More &gt; What is Javascript? Common practices and how it integrates with HTML and CSS. Just a talk, visual examples and nothing else, it won’t be a JS class but a way to show the difference between HTML, CSS and JS.</text:p>
      <text:p text:style-name="P1">More &gt; Bootstrap and other frameworks</text:p>
      <text:p text:style-name="P1"><text:soft-page-break/>More &gt; old HTML and CSS (box model, floats etc; just mention them)</text:p>
      <text:p text:style-name="P1"/>
      <text:p text:style-name="P1"><text:span text:style-name="T1">Final Class</text:span></text:p>
      <text:p text:style-name="P1">presentation of their websites (not the Demo Day)</text:p>
      <text:p text:style-name="P1"/>
      <text:p text:style-name="P1"/>
      <text:p text:style-name="P1">------------------------------------------------------------------------------------------------</text:p>
      <text:p text:style-name="P1">------------------------------------------------------------------------------------------------</text:p>
      <text:p text:style-name="P1"/>
      <text:p text:style-name="P1"/>
      <text:p text:style-name="P3"><text:bookmark text:name="_36fustwsov2c"/>Previous notes and findings: Analysis of the last semester/s</text:p>
      <text:p text:style-name="P1"/>
      <text:p text:style-name="P1"><text:span text:style-name="T1">Problems</text:span></text:p>
      <text:p text:style-name="P1"/>
      <text:p text:style-name="P1">Disconnection between theory and practice</text:p>
      <text:p text:style-name="P1">is hard for students to understand the relationship between HTML &amp; CSS</text:p>
      <text:p text:style-name="P1">is hard to know which element should they style (the UL? LI? LI A?)</text:p>
      <text:p text:style-name="P1">is very hard to understand specificity</text:p>
      <text:p text:style-name="P1">This could be solved with clearer examples, theory and exercises</text:p>
      <text:p text:style-name="P1"/>
      <text:p text:style-name="P1"/>
      <text:p text:style-name="P1"><text:soft-page-break/>They struggle/abandon during once they start to code</text:p>
      <text:p text:style-name="P1">hard for the students to keep the same structure/style throughout all the pages</text:p>
      <text:p text:style-name="P1">difficult to understand media queries</text:p>
      <text:p text:style-name="P1">very difficult to make design decisions on responsive</text:p>
      <text:p text:style-name="P1">Could be solved with more practice</text:p>
      <text:p text:style-name="P1"/>
      <text:p text:style-name="P1"><text:span text:style-name="T1">Who’s right?</text:span></text:p>
      <text:p text:style-name="P1">we gave them different techniques and solutions among teachers: we recommended flexbox, bootstrap, inline-block and inline-table for layout and that was very confusing for them.</text:p>
      <text:p text:style-name="P1">lack of practice to have a solid base ground</text:p>
      <text:p text:style-name="P1"/>
      <text:p text:style-name="P1"/>
      <text:p text:style-name="P1"><text:span text:style-name="T1">It’s a given…</text:span></text:p>
      <text:p text:style-name="P1"/>
      <text:p text:style-name="P1">Students ask for homework.</text:p>
      <text:p text:style-name="P1">No student did homework. Ever.</text:p>
      <text:p text:style-name="P1">around half of the students leave the class after two weeks</text:p>
      <text:p text:style-name="P1">the remaining half attend 70% of the classes</text:p>
      <text:p text:style-name="P1"/>
      <text:p text:style-name="P1"/>
      <text:p text:style-name="P1"><text:span text:style-name="T1">Probable causes?</text:span></text:p>
      <text:p text:style-name="P1"/>
      <text:p text:style-name="P1"><text:soft-page-break/>No time for homework because they have a busy and usually complicated schedule: uni, language classes, work, housing issues, etc.</text:p>
      <text:p text:style-name="P1">maybe the class is too complex for them in the beginning? Besides, since it’s an intro class is normal that people comes, see if its for them and leave if it isn’t.</text:p>
      <text:p text:style-name="P1"/>
      <text:p text:style-name="P1"/>
      <text:p text:style-name="P1">One thing we can do…</text:p>
      <text:p text:style-name="P1">We can make a video explaining/showing what they will learn in the class, so they check it and then decide if the class is for them.</text:p>
      <text:p text:style-name="P1"/>
      <text:p text:style-name="P1"><text:span text:style-name="T1">Proposal: new curriculum</text:span></text:p>
      <text:p text:style-name="P1"/>
      <text:p text:style-name="P1">In short, we…</text:p>
      <text:p text:style-name="P1">review popular websites and recognize the common modules in them</text:p>
      <text:p text:style-name="P1">ask them to paper-prototype their desired websites</text:p>
      <text:p text:style-name="P1">teach them HTML (and practice a lot)</text:p>
      <text:p text:style-name="P1">give them pre-built templates so they can start their websites</text:p>
      <text:p text:style-name="P1">teach them CSS (and practice even more)</text:p>
      <text:p text:style-name="P1">apply CSS to their sites and add different levels of complexity, according to their skills</text:p>
      <text:p text:style-name="P1"/>
      <text:p text:style-name="P1"/>
      <text:p text:style-name="P1"/>
      <text:p text:style-name="P1"><text:span text:style-name="T1">Popular websites and common elements</text:span></text:p>
      <text:p text:style-name="P1"/>
      <text:p text:style-name="P1"><text:soft-page-break/>Google: (form + navigations)</text:p>
      <text:p text:style-name="P1">YouTube: top navigation with form, sidebar (list), grid of videos, each one with thumbnail, title and info)</text:p>
      <text:p text:style-name="P1">Facebook: top navigation (icons and search), 2 sidebars with lists, main column with similar blocks (photo + title + buttons + comments), side content with different blocks)</text:p>
      <text:p text:style-name="P1">Spotify: top navigation, two rows with promos, footer</text:p>
      <text:p text:style-name="P1">Amazon: navigation, several rows with carousels</text:p>
      <text:p text:style-name="P1">Netflix: navigation, main carousel, small carousels (image with text on hover)</text:p>
      <text:p text:style-name="P1">Samsung: rows of promos made of background image + text + button.</text:p>
      <text:p text:style-name="P1">BBC: top navigation, several rows with different grids. Each of the articles have a background image, title, caption and category.</text:p>
      <text:p text:style-name="P1"/>
      <text:p text:style-name="P1"/>
      <text:p text:style-name="P1"><text:span text:style-name="T1">Deconstruction of those elements</text:span></text:p>
      <text:p text:style-name="P1"/>
      <text:p text:style-name="P1">Horizontal navigation (UL or Flexbox)</text:p>
      <text:p text:style-name="P1">Vertical lists (with and without icons) UL, OL,</text:p>
      <text:p text:style-name="P1">Search field</text:p>
      <text:p text:style-name="P1">Blocks with image, title and description: DIVs with img + h2 + p or LI</text:p>
      <text:p text:style-name="P1">Promos with background image and text on top: DIVs with img + h2 + p or LI</text:p>
      <text:p text:style-name="P1"/>
      <text:p text:style-name="P1"><text:span text:style-name="T1">Proposed exercises</text:span></text:p>
      <text:p text:style-name="P1"/>
      <text:p text:style-name="P1">Lists</text:p>
      <text:p text:style-name="P1"><text:soft-page-break/>Recipe: ingedients (UL) + steps (OL)</text:p>
      <text:p text:style-name="P1">Most Read Articles (from a news site) = OL</text:p>
      <text:p text:style-name="P1">Youtube sidebar with icons</text:p>
      <text:p text:style-name="P1"/>
      <text:p text:style-name="P1">Tables</text:p>
      <text:p text:style-name="P1">Tennis Scoreboard</text:p>
      <text:p text:style-name="P1">Weather widget</text:p>
      <text:p text:style-name="P1">Bundesliga stats</text:p>
      <text:p text:style-name="P1"/>
      <text:p text:style-name="P1">H1-H6, P and IMG</text:p>
      <text:p text:style-name="P1">Article from a newspaper</text:p>
      <text:p text:style-name="P1">Personal CV</text:p>
      <text:p text:style-name="P1">A tutorial</text:p>
      <text:p text:style-name="P1"/>
      <text:p text:style-name="P1"><text:span text:style-name="T1">Extras</text:span></text:p>
      <text:p text:style-name="P1"/>
      <text:p text:style-name="P1">We support these exercises with links to tutorials, best practices and theory.</text:p>
      <text:p text:style-name="P1">we can add a list of hex colors for them to copy and paste</text:p>
      <text:p text:style-name="P1">we should meet a few weeks before the classes to practice all of this together and teach each other what we’re going to cover during the class</text:p>
      <text:p text:style-name="P1">we offer follow ups with workshops outside the course (a workshop on bootstrap, a workshop on responsive, mobile first etc)</text:p>
      <text:p text:style-name="P1"/>
      <text:p text:style-name="P1"><text:soft-page-break/><text:span text:style-name="T1">Support tools</text:span></text:p>
      <text:p text:style-name="P1"/>
      <text:p text:style-name="P1">W3Schools</text:p>
      <text:p text:style-name="P1">Google Code Labs</text:p>
      <text:p text:style-name="P1">Udacity online courses</text:p>
      <text:p text:style-name="P1">Open Tech Schools</text:p>
      <text:p text:style-name="P1">CSS-Tricks</text:p>
      <text:p text:style-name="P1">Codepen</text:p>
      <text:p text:style-name="P1">html5doctor</text:p>
      <text:p text:style-name="P1">Freecodecamp</text:p>
      <text:p text:style-name="P1"/>
      <text:p text:style-name="P1"/>
      <text:p text:style-name="P1"><text:span text:style-name="T1">Goals</text:span></text:p>
      <text:p text:style-name="P1"/>
      <text:p text:style-name="P1">the goal of this approach is that they can “read” a website, recognize the elements that were used to made it and do something similar themselves quickly.</text:p>
      <text:p text:style-name="P1">by giving them templates, they will get results faster and they can learn what’s behind once they feel more comfortable with CSS</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in" fo:margin-bottom="0in" loext:contextual-spacing="true"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4" meta:paragraph-count="213" meta:word-count="1667" meta:character-count="10961" meta:non-whitespace-character-count="9505"/>
    <meta:generator>LibreOfficeDev/5.1.0.3$Linux_X86_64 LibreOffice_project/</meta:generator>
  </office:meta>
</office:document-meta>
</file>